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ck Lawton</text:p>
      <text:p text:style-name="P2">03/02/14</text:p>
      <text:p text:style-name="P1"/>
      <text:p text:style-name="P4">Date06 Test Plan</text:p>
      <text:p text:style-name="P1"/>
      <text:list xml:id="list8346287794105075156" text:style-name="L1">
        <text:list-header>
          <text:p text:style-name="P3">- Create test function for copy constructor</text:p>
          <text:list>
            <text:list-header>
              <text:p text:style-name="P3">- Pass hard-coded numbers to function</text:p>
              <text:p text:style-name="P3">- Put numbers into an object</text:p>
              <text:list>
                <text:list-header>
                  <text:p text:style-name="P3">- display the original object</text:p>
                  <text:p text:style-name="P3">- display copy of the original</text:p>
                </text:list-header>
              </text:list>
              <text:p text:style-name="P3">- destruct original in function</text:p>
            </text:list-header>
          </text:list>
        </text:list-header>
      </text:list>
      <text:p text:style-name="P2"><text:tab/>- Display original function in main() to show it still exists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Lawton</meta:initial-creator>
    <meta:creation-date>2014-03-02T20:32:56</meta:creation-date>
    <meta:document-statistic meta:table-count="0" meta:image-count="0" meta:object-count="0" meta:page-count="1" meta:paragraph-count="11" meta:word-count="52" meta:character-count="296"/>
    <dc:date>2014-03-02T20:40:33</dc:date>
    <dc:creator>Zack Lawton</dc:creator>
    <meta:editing-duration>PT7M38S</meta:editing-duration>
    <meta:editing-cycles>1</meta:editing-cycles>
    <meta:generator>OpenOffice/4.0.1$Unix OpenOffice.org_project/401m5$Build-9714</meta:generator>
  </office:meta>
</office:document-meta>
</file>